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73d" officeooo:paragraph-rsid="0009373d"/>
    </style:style>
    <style:style style:name="P2" style:family="paragraph" style:parent-style-name="Standard">
      <style:text-properties officeooo:rsid="0009373d" officeooo:paragraph-rsid="00095ea7"/>
    </style:style>
    <style:style style:name="P3" style:family="paragraph" style:parent-style-name="Standard">
      <style:text-properties fo:font-weight="bold" officeooo:rsid="0009373d" officeooo:paragraph-rsid="0009373d" style:font-weight-asian="bold" style:font-weight-complex="bold"/>
    </style:style>
    <style:style style:name="P4" style:family="paragraph" style:parent-style-name="Standard">
      <style:text-properties fo:font-weight="normal" officeooo:rsid="0009373d" officeooo:paragraph-rsid="0009373d" style:font-weight-asian="normal" style:font-weight-complex="normal"/>
    </style:style>
    <style:style style:name="P5" style:family="paragraph" style:parent-style-name="Standard">
      <style:text-properties fo:font-weight="normal" officeooo:rsid="00095ea7" officeooo:paragraph-rsid="00095ea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officeooo:rsid="0009373d" officeooo:paragraph-rsid="0009373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5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INCIPAIS COMANDOS</text:p>
      <text:p text:style-name="P1">=======================================================================</text:p>
      <text:p text:style-name="P1"/>
      <text:p text:style-name="P1"><text:span text:style-name="T1">git init</text:span>: cria um repositório</text:p>
      <text:p text:style-name="P2"><text:tab/></text:p>
      <text:p text:style-name="P2"><text:span text:style-name="T3"><text:tab/>Executar esse comando dentro da pasta que você gostaria de tornar como repositório local e <text:tab/>na nuvem.</text:span></text:p>
      <text:p text:style-name="P1"/>
      <text:p text:style-name="P1"><text:span text:style-name="T1">git add</text:span>: adiciona arquivo/pasta em “staged”</text:p>
      <text:p text:style-name="P1"/>
      <text:p text:style-name="P1"><text:tab/>git add . </text:p>
      <text:p text:style-name="P1"><text:tab/>git add -A</text:p>
      <text:p text:style-name="P1"/>
      <text:p text:style-name="P1"><text:span text:style-name="T1">git commit</text:span>: finaliza o ciclo → manda o arquivo para “unmodified”</text:p>
      <text:p text:style-name="P1"/>
      <text:p text:style-name="P1"><text:tab/>git commit -m “mensagem”</text:p>
      <text:p text:style-name="P1"/>
      <text:p text:style-name="P3">git clone</text:p>
      <text:p text:style-name="P3"/>
      <text:p text:style-name="P3"/>
      <text:p text:style-name="P3">git push<text:span text:style-name="T2">: empurra os commits locais para a nuvem</text:span></text:p>
      <text:p text:style-name="P3"/>
      <text:p text:style-name="P4"><text:tab/>git push origin main</text:p>
      <text:p text:style-name="P4"/>
      <text:p text:style-name="P4"/>
      <text:p text:style-name="P5">git config</text:p>
      <text:p text:style-name="P5"><text:tab/></text:p>
      <text:p text:style-name="P5"><text:tab/>git config - -global user.email “<text:a xlink:type="simple" xlink:href="mailto:henriquebarbosa0110@gmail.com" text:style-name="Internet_20_link" text:visited-style-name="Visited_20_Internet_20_Link">henriquebarbosa0110@gmail.com</text:a><text:tab/>”</text:p>
      <text:p text:style-name="P5"><text:tab/>git confir <text:s/>- -global user.name bshenriq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3T06:00:03.634000000</meta:creation-date>
    <meta:generator>LibreOffice/6.3.4.2$Windows_X86_64 LibreOffice_project/60da17e045e08f1793c57c00ba83cdfce946d0aa</meta:generator>
    <dc:date>2022-04-23T06:19:25.549000000</dc:date>
    <meta:editing-duration>PT8M56S</meta:editing-duration>
    <meta:editing-cycles>1</meta:editing-cycles>
    <meta:document-statistic meta:table-count="0" meta:image-count="0" meta:object-count="0" meta:page-count="1" meta:paragraph-count="17" meta:word-count="82" meta:character-count="573" meta:non-whitespace-character-count="494"/>
  </office:meta>
</office:document-meta>
</file>